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__init__.py" manifest:media-type=""/>
  <manifest:file-entry manifest:full-path="Scripts/python/pythonpath/pqwentry/datedialog.py" manifest:media-type=""/>
  <manifest:file-entry manifest:full-path="Scripts/python/pythonpath/pqwentry/documentevent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menu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58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 style:data-style-name="N20084">
      <style:table-cell-properties fo:background-color="#9999ff"/>
      <style:text-properties fo:font-size="12pt"/>
    </style:style>
    <style:style style:name="ce11" style:family="table-cell" style:parent-style-name="Default" style:data-style-name="N20084">
      <style:text-properties fo:font-size="12pt"/>
    </style:style>
    <style:style style:name="ce12" style:family="table-cell" style:parent-style-name="Default" style:data-style-name="N20111">
      <style:text-properties fo:font-size="12pt"/>
    </style:style>
    <style:style style:name="ce7" style:family="table-cell" style:parent-style-name="Default">
      <style:text-properties fo:font-size="12pt"/>
    </style:style>
    <style:style style:name="ce8" style:family="table-cell" style:parent-style-name="Default" style:data-style-name="N20111">
      <style:table-cell-properties fo:background-color="transparent"/>
      <style:text-properties fo:font-size="12pt"/>
    </style:style>
    <style:style style:name="ce9" style:family="table-cell" style:parent-style-name="Default">
      <style:table-cell-properties fo:background-color="transparent"/>
      <style:text-properties fo:font-size="12pt"/>
    </style:style>
    <style:style style:name="ce13" style:family="table-cell" style:parent-style-name="Default">
      <style:text-properties fo:font-size="12pt"/>
    </style:style>
    <style:style style:name="ce14" style:family="table-cell" style:parent-style-name="Default" style:data-style-name="N20111">
      <style:table-cell-properties fo:background-color="transparent"/>
      <style:text-properties fo:font-size="12pt"/>
    </style:style>
    <style:style style:name="ce15" style:family="table-cell" style:parent-style-name="Default">
      <style:table-cell-properties fo:background-color="transparent"/>
      <style:text-properties fo:font-size="12pt"/>
    </style:style>
    <style:style style:name="ce16" style:family="table-cell" style:parent-style-name="Default" style:data-style-name="N20084">
      <style:table-cell-properties fo:background-color="#9999ff"/>
      <style:text-properties fo:font-size="12pt"/>
    </style:style>
    <style:style style:name="ce17" style:family="table-cell" style:parent-style-name="Default" style:data-style-name="N20084">
      <style:text-properties fo:font-size="12pt"/>
    </style:style>
    <style:style style:name="ce18" style:family="table-cell" style:parent-style-name="Default" style:data-style-name="N20111">
      <style:text-properties fo:font-size="12pt"/>
    </style:style>
    <style:style style:name="ce5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order="none"/>
      <style:text-properties fo:font-size="12pt" style:font-size-asian="12pt" style:font-size-complex="12pt"/>
    </style:style>
    <style:style style:name="ce63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26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139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140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34" style:family="table-cell" style:parent-style-name="Default" style:data-style-name="N20084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29" style:family="table-cell" style:parent-style-name="Default">
      <style:table-cell-properties fo:border-bottom="none" fo:border-left="1.3pt dashed #9999ff" fo:border-right="1.3pt dashed #ff00ff" fo:border-top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1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43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53" style:family="table-cell" style:parent-style-name="Default">
      <style:table-cell-properties fo:border="none"/>
      <style:text-properties fo:font-size="12pt"/>
    </style:style>
    <style:style style:name="ce54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55" style:family="table-cell" style:parent-style-name="Default">
      <style:table-cell-properties fo:wrap-option="wrap" fo:border="none" style:vertical-align="middle"/>
      <style:text-properties fo:font-size="12pt"/>
    </style:style>
    <style:style style:name="ce56" style:family="table-cell" style:parent-style-name="Default" style:data-style-name="N20003">
      <style:table-cell-properties fo:border="none"/>
      <style:text-properties fo:font-size="12pt"/>
    </style:style>
    <style:style style:name="ce51" style:family="table-cell" style:parent-style-name="Default" style:data-style-name="N20003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2" table:default-cell-style-name="ce15"/>
        <table:table-column table:style-name="co1" table:number-columns-repeated="1022" table:default-cell-style-name="ce13"/>
        <table:table-row table:style-name="ro1">
          <table:table-cell table:style-name="ce13" table:number-columns-repeated="2"/>
          <table:table-cell table:number-columns-repeated="1022"/>
        </table:table-row>
        <table:table-row table:style-name="ro1">
          <table:table-cell table:style-name="ce13" table:number-columns-repeated="2"/>
          <table:table-cell table:style-name="ce16"/>
          <table:table-cell table:number-columns-repeated="1021"/>
        </table:table-row>
        <table:table-row table:style-name="ro1" table:number-rows-repeated="2">
          <table:table-cell table:style-name="ce13" table:number-columns-repeated="2"/>
          <table:table-cell table:number-columns-repeated="1022"/>
        </table:table-row>
        <table:table-row table:style-name="ro2">
          <table:table-cell table:style-name="ce13" table:number-columns-repeated="2"/>
          <table:table-cell table:number-columns-repeated="2"/>
          <table:table-cell table:number-columns-repeated="4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/>
          <table:table-cell table:style-name="ce18" table:number-columns-repeated="45"/>
          <table:table-cell table:number-columns-repeated="975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/>
          <table:table-cell table:style-name="ce18" table:number-columns-repeated="45"/>
          <table:table-cell table:number-columns-repeated="975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7"/>
          <table:table-cell/>
          <table:table-cell table:style-name="ce18" table:number-columns-repeated="45"/>
          <table:table-cell table:number-columns-repeated="975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7"/>
          <table:table-cell/>
          <table:table-cell table:style-name="ce18" table:number-columns-repeated="45"/>
          <table:table-cell table:number-columns-repeated="975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7"/>
          <table:table-cell/>
          <table:table-cell table:style-name="ce18" table:number-columns-repeated="45"/>
          <table:table-cell table:number-columns-repeated="975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7"/>
          <table:table-cell/>
          <table:table-cell table:style-name="ce18" table:number-columns-repeated="45"/>
          <table:table-cell table:number-columns-repeated="975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7"/>
          <table:table-cell/>
          <table:table-cell table:style-name="ce18" table:number-columns-repeated="45"/>
          <table:table-cell table:number-columns-repeated="975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7"/>
          <table:table-cell/>
          <table:table-cell table:style-name="ce18" table:number-columns-repeated="45"/>
          <table:table-cell table:number-columns-repeated="975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7"/>
          <table:table-cell/>
          <table:table-cell table:style-name="ce18" table:number-columns-repeated="45"/>
          <table:table-cell table:number-columns-repeated="975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7"/>
          <table:table-cell/>
          <table:table-cell table:style-name="ce18" table:number-columns-repeated="45"/>
          <table:table-cell table:number-columns-repeated="975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7"/>
          <table:table-cell/>
          <table:table-cell table:style-name="ce18" table:number-columns-repeated="45"/>
          <table:table-cell table:number-columns-repeated="975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7"/>
          <table:table-cell/>
          <table:table-cell table:style-name="ce18" table:number-columns-repeated="45"/>
          <table:table-cell table:number-columns-repeated="97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81231決算" table:style-name="ta2">
        <office:forms form:automatic-focus="false" form:apply-design-mode="false"/>
        <table:table-column table:style-name="co2" table:default-cell-style-name="ce65"/>
        <table:table-column table:style-name="co3" table:default-cell-style-name="ce65"/>
        <table:table-column table:style-name="co4" table:default-cell-style-name="ce62"/>
        <table:table-column table:style-name="co5" table:default-cell-style-name="ce38"/>
        <table:table-column table:style-name="co6" table:number-columns-repeated="1020" table:default-cell-style-name="ce62"/>
        <table:table-row table:style-name="ro2">
          <table:table-cell table:style-name="ce59" office:value-type="string" calcext:value-type="string" table:number-columns-spanned="2" table:number-rows-spanned="1">
            <text:p>メニュー</text:p>
          </table:table-cell>
          <table:covered-table-cell table:style-name="ce27"/>
          <table:table-cell office:value-type="string" calcext:value-type="string">
            <text:p>期首</text:p>
          </table:table-cell>
          <table:table-cell table:style-name="ce28"/>
          <table:table-cell table:style-name="ce27" office:value-type="string" calcext:value-type="string">
            <text:p>賃借対照表</text:p>
          </table:table-cell>
          <table:table-cell table:style-name="ce27" table:number-columns-repeated="5"/>
          <table:table-cell table:number-columns-repeated="8"/>
          <table:table-cell table:style-name="ce27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59" table:number-columns-spanned="2" table:number-rows-spanned="1"/>
          <table:covered-table-cell table:style-name="ce27"/>
          <table:table-cell table:style-name="ce139" office:value-type="date" office:date-value="2018-01-01" calcext:value-type="date">
            <text:p>2018-01-01</text:p>
          </table:table-cell>
          <table:table-cell table:style-name="ce29"/>
          <table:table-cell table:style-name="ce123" office:value-type="string" calcext:value-type="string">
            <text:p>資産の部</text:p>
          </table:table-cell>
          <table:table-cell table:style-name="ce27" table:number-columns-repeated="5"/>
          <table:table-cell table:number-columns-repeated="8"/>
          <table:table-cell table:style-name="ce27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5"/>
        </table:table-row>
        <table:table-row table:style-name="ro2">
          <table:table-cell table:style-name="ce60" table:number-columns-spanned="2" table:number-rows-spanned="1"/>
          <table:covered-table-cell table:style-name="ce27"/>
          <table:table-cell table:style-name="ce139" office:value-type="string" calcext:value-type="string">
            <text:p>期末</text:p>
          </table:table-cell>
          <table:table-cell table:style-name="ce37" office:value-type="string" calcext:value-type="string">
            <text:p>科目</text:p>
          </table:table-cell>
          <table:table-cell table:style-name="ce27" office:value-type="string" calcext:value-type="string">
            <text:p>現金</text:p>
          </table:table-cell>
          <table:table-cell table:style-name="ce27" office:value-type="string" calcext:value-type="string">
            <text:p>当座預金</text:p>
          </table:table-cell>
          <table:table-cell table:style-name="ce27" office:value-type="string" calcext:value-type="string">
            <text:p>定期預金</text:p>
          </table:table-cell>
          <table:table-cell table:style-name="ce27" office:value-type="string" calcext:value-type="string">
            <text:p>その他の預金</text:p>
          </table:table-cell>
          <table:table-cell table:style-name="ce27" office:value-type="string" calcext:value-type="string">
            <text:p>受取手形</text:p>
          </table:table-cell>
          <table:table-cell table:style-name="ce27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27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5"/>
        </table:table-row>
        <table:table-row table:style-name="ro2">
          <table:table-cell table:style-name="ce61" office:value-type="string" calcext:value-type="string" table:number-columns-spanned="1" table:number-rows-spanned="2">
            <text:p>伝票内計</text:p>
          </table:table-cell>
          <table:table-cell table:style-name="ce61" office:value-type="string" calcext:value-type="string" table:number-columns-spanned="1" table:number-rows-spanned="2">
            <text:p>伝票番号</text:p>
          </table:table-cell>
          <table:table-cell table:style-name="ce139" office:value-type="date" office:date-value="2018-12-31" calcext:value-type="date">
            <text:p>2018-12-31</text:p>
          </table:table-cell>
          <table:table-cell table:style-name="ce37" office:value-type="string" calcext:value-type="string">
            <text:p>補助科目</text:p>
          </table:table-cell>
          <table:table-cell table:style-name="ce27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27"/>
          <table:table-cell table:number-columns-repeated="5"/>
          <table:table-cell table:style-name="ce27"/>
          <table:table-cell table:number-columns-repeated="1005"/>
        </table:table-row>
        <table:table-row table:style-name="ro2">
          <table:covered-table-cell table:style-name="ce62" office:value-type="float" office:value="4" calcext:value-type="float">
            <text:p>4</text:p>
          </table:covered-table-cell>
          <table:covered-table-cell table:style-name="ce66" office:value-type="float" office:value="91" calcext:value-type="float">
            <text:p>91</text:p>
          </table:covered-table-cell>
          <table:table-cell table:style-name="ce27" office:value-type="string" calcext:value-type="string">
            <text:p>取引日</text:p>
          </table:table-cell>
          <table:table-cell table:style-name="ce37" office:value-type="string" calcext:value-type="string">
            <text:p>摘要/小計</text:p>
          </table:table-cell>
          <table:table-cell table:style-name="ce124" office:value-type="float" office:value="103" calcext:value-type="float">
            <text:p>103</text:p>
          </table:table-cell>
          <table:table-cell table:style-name="ce124" office:value-type="float" office:value="1023" calcext:value-type="float">
            <text:p>1,023</text:p>
          </table:table-cell>
          <table:table-cell table:style-name="ce125" office:value-type="float" office:value="-841" calcext:value-type="float">
            <text:p>-841</text:p>
          </table:table-cell>
          <table:table-cell table:style-name="ce125" office:value-type="float" office:value="-18" calcext:value-type="float">
            <text:p>-18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number-columns-repeated="3" table:style-name="ce125" office:value-type="float" office:value="0" calcext:value-type="float">
            <text:p>0</text:p>
          </table:table-cell>
          <table:table-cell table:number-columns-repeated="3" table:style-name="ce124" office:value-type="float" office:value="0" calcext:value-type="float">
            <text:p>0</text:p>
          </table:table-cell>
          <table:table-cell table:number-columns-repeated="9" table:style-name="ce125" office:value-type="float" office:value="0" calcext:value-type="float">
            <text:p>0</text:p>
          </table:table-cell>
          <table:table-cell table:style-name="ce125" office:value-type="float" office:value="-277" calcext:value-type="float">
            <text:p>-277</text:p>
          </table:table-cell>
          <table:table-cell table:number-columns-repeated="20" table:style-name="ce12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6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40" office:value-type="date" office:date-value="2018-01-01" calcext:value-type="date">
            <text:p>2018-01-01</text:p>
          </table:table-cell>
          <table:table-cell table:style-name="ce37" office:value-type="string" calcext:value-type="string">
            <text:p>前期より繰越</text:p>
          </table:table-cell>
          <table:table-cell table:style-name="ce125"/>
          <table:table-cell table:style-name="ce124"/>
          <table:table-cell table:style-name="ce125" table:number-columns-repeated="6"/>
          <table:table-cell table:style-name="ce124" table:number-columns-repeated="4"/>
          <table:table-cell table:style-name="ce125" table:number-columns-repeated="33"/>
          <table:table-cell table:number-columns-repeated="975"/>
        </table:table-row>
        <table:table-row table:style-name="ro2">
          <table:table-cell table:style-name="ce6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42" office:value-type="date" office:date-value="2018-03-02" calcext:value-type="date">
            <text:p>2018-03-02</text:p>
          </table:table-cell>
          <table:table-cell/>
          <table:table-cell table:style-name="ce125" table:number-columns-repeated="2"/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-2" calcext:value-type="float">
            <text:p>-2</text:p>
          </table:table-cell>
          <table:table-cell table:style-name="ce125" table:number-columns-repeated="41"/>
          <table:table-cell table:number-columns-repeated="975"/>
        </table:table-row>
        <table:table-row table:style-name="ro2">
          <table:table-cell table:style-name="ce6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42" office:value-type="date" office:date-value="2018-08-08" calcext:value-type="date">
            <text:p>2018-08-08</text:p>
          </table:table-cell>
          <table:table-cell/>
          <table:table-cell table:style-name="ce125" table:number-columns-repeated="45"/>
          <table:table-cell table:number-columns-repeated="975"/>
        </table:table-row>
        <table:table-row table:style-name="ro2">
          <table:table-cell table:style-name="ce6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40" office:value-type="date" office:date-value="2018-10-02" calcext:value-type="date">
            <text:p>2018-10-02</text:p>
          </table:table-cell>
          <table:table-cell/>
          <table:table-cell table:style-name="ce125" office:value-type="float" office:value="-10" calcext:value-type="float">
            <text:p>-10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990" calcext:value-type="float">
            <text:p>990</text:p>
          </table:table-cell>
          <table:table-cell table:style-name="ce125" office:value-type="float" office:value="-990" calcext:value-type="float">
            <text:p>-990</text:p>
          </table:table-cell>
          <table:table-cell table:style-name="ce125" table:number-columns-repeated="41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42" office:value-type="date" office:date-value="2018-10-02" calcext:value-type="date">
            <text:p>2018-10-02</text:p>
          </table:table-cell>
          <table:table-cell/>
          <table:table-cell table:style-name="ce125" office:value-type="float" office:value="0" calcext:value-type="float">
            <text:p>0</text:p>
          </table:table-cell>
          <table:table-cell table:style-name="ce125" table:number-columns-repeated="44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2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125"/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-9" calcext:value-type="float">
            <text:p>-9</text:p>
          </table:table-cell>
          <table:table-cell table:style-name="ce125" table:number-columns-repeated="41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42" office:value-type="date" office:date-value="2018-10-24" calcext:value-type="date">
            <text:p>2018-10-24</text:p>
          </table:table-cell>
          <table:table-cell office:value-type="string" calcext:value-type="string">
            <text:p>伝票２</text:p>
          </table:table-cell>
          <table:table-cell table:style-name="ce125" office:value-type="float" office:value="-4" calcext:value-type="float">
            <text:p>-4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-1000" calcext:value-type="float">
            <text:p>-1,000</text:p>
          </table:table-cell>
          <table:table-cell table:style-name="ce125" office:value-type="float" office:value="1000" calcext:value-type="float">
            <text:p>1,000</text:p>
          </table:table-cell>
          <table:table-cell table:style-name="ce125" table:number-columns-repeated="41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42" office:value-type="date" office:date-value="2018-10-26" calcext:value-type="date">
            <text:p>2018-10-26</text:p>
          </table:table-cell>
          <table:table-cell/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-12" calcext:value-type="float">
            <text:p>-12</text:p>
          </table:table-cell>
          <table:table-cell table:style-name="ce125" office:value-type="float" office:value="4" calcext:value-type="float">
            <text:p>4</text:p>
          </table:table-cell>
          <table:table-cell table:style-name="ce125" table:number-columns-repeated="42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142" office:value-type="date" office:date-value="2018-10-27" calcext:value-type="date">
            <text:p>2018-10-27</text:p>
          </table:table-cell>
          <table:table-cell/>
          <table:table-cell table:style-name="ce125" office:value-type="float" office:value="-2" calcext:value-type="float">
            <text:p>-2</text:p>
          </table:table-cell>
          <table:table-cell table:style-name="ce125" table:number-columns-repeated="23"/>
          <table:table-cell table:style-name="ce125" office:value-type="float" office:value="2" calcext:value-type="float">
            <text:p>2</text:p>
          </table:table-cell>
          <table:table-cell table:style-name="ce125" table:number-columns-repeated="20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42" office:value-type="date" office:date-value="2018-10-30" calcext:value-type="date">
            <text:p>2018-10-30</text:p>
          </table:table-cell>
          <table:table-cell/>
          <table:table-cell table:style-name="ce125"/>
          <table:table-cell table:style-name="ce125" office:value-type="float" office:value="990" calcext:value-type="float">
            <text:p>990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-1000" calcext:value-type="float">
            <text:p>-1,000</text:p>
          </table:table-cell>
          <table:table-cell table:style-name="ce125" office:value-type="float" office:value="4" calcext:value-type="float">
            <text:p>4</text:p>
          </table:table-cell>
          <table:table-cell table:style-name="ce125"/>
          <table:table-cell table:style-name="ce125" office:value-type="float" office:value="6" calcext:value-type="float">
            <text:p>6</text:p>
          </table:table-cell>
          <table:table-cell table:style-name="ce125" table:number-columns-repeated="17"/>
          <table:table-cell table:style-name="ce125" office:value-type="float" office:value="-4" calcext:value-type="float">
            <text:p>-4</text:p>
          </table:table-cell>
          <table:table-cell table:style-name="ce125" table:number-columns-repeated="20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42" office:value-type="date" office:date-value="2018-11-04" calcext:value-type="date">
            <text:p>2018-11-04</text:p>
          </table:table-cell>
          <table:table-cell/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/>
          <table:table-cell table:style-name="ce125" office:value-type="float" office:value="-9" calcext:value-type="float">
            <text:p>-9</text:p>
          </table:table-cell>
          <table:table-cell table:style-name="ce125" table:number-columns-repeated="41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42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50" calcext:value-type="float">
            <text:p>50</text:p>
          </table:table-cell>
          <table:table-cell table:style-name="ce125" table:number-columns-repeated="21"/>
          <table:table-cell table:style-name="ce125" office:value-type="float" office:value="-66" calcext:value-type="float">
            <text:p>-66</text:p>
          </table:table-cell>
          <table:table-cell table:style-name="ce125" table:number-columns-repeated="20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42" office:value-type="date" office:date-value="2018-11-10" calcext:value-type="date">
            <text:p>2018-11-10</text:p>
          </table:table-cell>
          <table:table-cell/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00" calcext:value-type="float">
            <text:p>100</text:p>
          </table:table-cell>
          <table:table-cell table:style-name="ce125" table:number-columns-repeated="21"/>
          <table:table-cell table:style-name="ce125" office:value-type="float" office:value="-109" calcext:value-type="float">
            <text:p>-109</text:p>
          </table:table-cell>
          <table:table-cell table:style-name="ce125" table:number-columns-repeated="20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2" office:value-type="date" office:date-value="2018-11-12" calcext:value-type="date">
            <text:p>2018-11-12</text:p>
          </table:table-cell>
          <table:table-cell/>
          <table:table-cell table:style-name="ce125"/>
          <table:table-cell table:style-name="ce125" office:value-type="float" office:value="4" calcext:value-type="float">
            <text:p>4</text:p>
          </table:table-cell>
          <table:table-cell table:style-name="ce125"/>
          <table:table-cell table:style-name="ce125" office:value-type="float" office:value="-4" calcext:value-type="float">
            <text:p>-4</text:p>
          </table:table-cell>
          <table:table-cell table:style-name="ce125" table:number-columns-repeated="41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42" office:value-type="date" office:date-value="2018-11-13" calcext:value-type="date">
            <text:p>2018-11-13</text:p>
          </table:table-cell>
          <table:table-cell/>
          <table:table-cell table:style-name="ce125" table:number-columns-repeated="2"/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-4" calcext:value-type="float">
            <text:p>-4</text:p>
          </table:table-cell>
          <table:table-cell table:style-name="ce125" table:number-columns-repeated="41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42" office:value-type="date" office:date-value="2018-11-14" calcext:value-type="date">
            <text:p>2018-11-14</text:p>
          </table:table-cell>
          <table:table-cell/>
          <table:table-cell table:style-name="ce125" table:number-columns-repeated="45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142" office:value-type="date" office:date-value="2018-11-14" calcext:value-type="date">
            <text:p>2018-11-14</text:p>
          </table:table-cell>
          <table:table-cell office:value-type="string" calcext:value-type="string">
            <text:p>伝票２</text:p>
          </table:table-cell>
          <table:table-cell table:style-name="ce125" office:value-type="float" office:value="-4" calcext:value-type="float">
            <text:p>-4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-1000" calcext:value-type="float">
            <text:p>-1,000</text:p>
          </table:table-cell>
          <table:table-cell table:style-name="ce125" office:value-type="float" office:value="1000" calcext:value-type="float">
            <text:p>1,000</text:p>
          </table:table-cell>
          <table:table-cell table:style-name="ce125" table:number-columns-repeated="41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42" office:value-type="date" office:date-value="2018-11-14" calcext:value-type="date">
            <text:p>2018-11-14</text:p>
          </table:table-cell>
          <table:table-cell/>
          <table:table-cell table:style-name="ce125" table:number-columns-repeated="45"/>
          <table:table-cell table:number-columns-repeated="975"/>
        </table:table-row>
        <table:table-row table:style-name="ro3">
          <table:table-cell table:style-name="ce26" office:value-type="float" office:value="0" calcext:value-type="float">
            <text:p>0</text:p>
          </table:table-cell>
          <table:table-cell table:style-name="ce30" office:value-type="float" office:value="20" calcext:value-type="float">
            <text:p>20</text:p>
          </table:table-cell>
          <table:table-cell table:style-name="ce34" office:value-type="date" office:date-value="2018-11-16" calcext:value-type="date">
            <text:p>2018-11-16</text:p>
          </table:table-cell>
          <table:table-cell table:style-name="ce33"/>
          <table:table-cell table:style-name="ce43" office:value-type="float" office:value="100" calcext:value-type="float">
            <text:p>100</text:p>
          </table:table-cell>
          <table:table-cell table:style-name="ce43" table:number-columns-repeated="23"/>
          <table:table-cell table:style-name="ce43" office:value-type="float" office:value="-100" calcext:value-type="float">
            <text:p>-100</text:p>
          </table:table-cell>
          <table:table-cell table:style-name="ce43" table:number-columns-repeated="20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42" office:value-type="date" office:date-value="2018-11-17" calcext:value-type="date">
            <text:p>2018-11-17</text:p>
          </table:table-cell>
          <table:table-cell/>
          <table:table-cell table:style-name="ce125" table:number-columns-repeated="45"/>
          <table:table-cell table:number-columns-repeated="975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1">
        <table:table-column table:style-name="co7" table:default-cell-style-name="ce13"/>
        <table:table-column table:style-name="co1" table:number-columns-repeated="1023" table:default-cell-style-name="ce13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dialogstate_伝票履歴</text:p>
          </table:table-cell>
          <table:table-cell table:style-name="ce53" office:value-type="string" calcext:value-type="string">
            <text:p>{"OptionCheck": true, "CheckBox2sate": 0, "Height": 334, "CheckBox1sate": 1, "CloseCheck": true, "Width": 998}</text:p>
          </table:table-cell>
          <table:table-cell table:style-name="ce53" table:number-columns-repeated="4"/>
          <table:table-cell table:number-columns-repeated="1018"/>
        </table:table-row>
        <table:table-row table:style-name="ro2">
          <table:table-cell table:style-name="ce54" office:value-type="string" calcext:value-type="string">
            <text:p>dialogstate_決算日</text:p>
          </table:table-cell>
          <table:table-cell table:style-name="ce53" office:value-type="string" calcext:value-type="string">
            <text:p>{"CloseCheck": true}</text:p>
          </table:table-cell>
          <table:table-cell table:style-name="ce55"/>
          <table:table-cell table:style-name="ce53"/>
          <table:table-cell table:style-name="ce56"/>
          <table:table-cell table:style-name="ce53"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 table:number-columns-repeated="979"/>
        </table:table-row>
        <table:table-row table:style-name="ro2">
          <table:table-cell table:style-name="ce53" office:value-type="string" calcext:value-type="string">
            <text:p>dialogstate_メニュー</text:p>
          </table:table-cell>
          <table:table-cell table:style-name="ce53" office:value-type="string" calcext:value-type="string">
            <text:p>{"Height": 120, "Width": 178, "OptionCheck": false, "CheckBox1sate": 1}</text:p>
          </table:table-cell>
          <table:table-cell table:style-name="ce53" table:number-columns-repeated="2"/>
          <table:table-cell table:style-name="ce56"/>
          <table:table-cell table:style-name="ce53"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 table:number-columns-repeated="979"/>
        </table:table-row>
        <table:table-row table:style-name="ro5">
          <table:table-cell table:style-name="ce53" office:value-type="string" calcext:value-type="string">
            <text:p>GridDatarows_伝票履歴</text:p>
          </table:table-cell>
          <table:table-cell table:style-name="ce53" office:value-type="string" calcext:value-type="string">
            <text:p>[["伝票２: {\"資産の部/現金/\": [-4, \"\"], \"資産の部/その他の預金/\": [1000, \"\"], \"資産の部/当座預金/\": [4, \"\"], \"資産の部/定期預金/UFJ\": [-1000, \"\"]}"], ["伝票2: {\"資産の部/現金/\": [-4, \"\"], \"資産の部/その他の預金/\": [1000, \"\"], \"資産の部/当座預金/\": [4, \"\"], \"資産の部/定期預金/UFJ\": [-1000, \"\"]}"], ["伝票2: {\"資産の部/現金/\": [-4, \"\"], \"資産の部/その他の預金/\": [1000, \"\"], \"資産の部/当座預金/\": [4, \"\"], \"資産の部/定期預金/UFJ\": [-1000, \"\""], ["伝票2: {\"資産の部/現金/\": [-4, \"\"], \"資産の部/その他の預金/[1000, \"\"], \"資産の部/当座預金/\": [4, \"\"], \"資産の部/定期預金/UFJ\": [-1000, \"\"]}"]]</text:p>
          </table:table-cell>
          <table:table-cell table:style-name="ce53" table:number-columns-repeated="4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91231決算" table:style-name="ta2">
        <office:forms form:automatic-focus="false" form:apply-design-mode="false"/>
        <table:table-column table:style-name="co2" table:default-cell-style-name="ce65"/>
        <table:table-column table:style-name="co3" table:default-cell-style-name="ce65"/>
        <table:table-column table:style-name="co4" table:default-cell-style-name="ce62"/>
        <table:table-column table:style-name="co5" table:default-cell-style-name="ce38"/>
        <table:table-column table:style-name="co6" table:number-columns-repeated="1020" table:default-cell-style-name="ce62"/>
        <table:table-row table:style-name="ro2">
          <table:table-cell table:style-name="ce59" office:value-type="string" calcext:value-type="string" table:number-columns-spanned="2" table:number-rows-spanned="1">
            <text:p>メニュー</text:p>
          </table:table-cell>
          <table:covered-table-cell table:style-name="ce27"/>
          <table:table-cell office:value-type="string" calcext:value-type="string">
            <text:p>期首</text:p>
          </table:table-cell>
          <table:table-cell table:style-name="ce28"/>
          <table:table-cell table:style-name="ce27" office:value-type="string" calcext:value-type="string">
            <text:p>賃借対照表</text:p>
          </table:table-cell>
          <table:table-cell table:style-name="ce27" table:number-columns-repeated="5"/>
          <table:table-cell table:number-columns-repeated="8"/>
          <table:table-cell table:style-name="ce27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59" table:number-columns-spanned="2" table:number-rows-spanned="1"/>
          <table:covered-table-cell table:style-name="ce27"/>
          <table:table-cell table:style-name="ce139" office:value-type="date" office:date-value="2019-01-01" calcext:value-type="date">
            <text:p>2019-01-01</text:p>
          </table:table-cell>
          <table:table-cell table:style-name="ce29"/>
          <table:table-cell table:style-name="ce123" office:value-type="string" calcext:value-type="string">
            <text:p>資産の部</text:p>
          </table:table-cell>
          <table:table-cell table:style-name="ce27" table:number-columns-repeated="5"/>
          <table:table-cell table:number-columns-repeated="8"/>
          <table:table-cell table:style-name="ce27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5"/>
        </table:table-row>
        <table:table-row table:style-name="ro2">
          <table:table-cell table:style-name="ce60" table:number-columns-spanned="2" table:number-rows-spanned="1"/>
          <table:covered-table-cell table:style-name="ce27"/>
          <table:table-cell table:style-name="ce139" office:value-type="string" calcext:value-type="string">
            <text:p>期末</text:p>
          </table:table-cell>
          <table:table-cell table:style-name="ce37" office:value-type="string" calcext:value-type="string">
            <text:p>科目</text:p>
          </table:table-cell>
          <table:table-cell table:style-name="ce27" office:value-type="string" calcext:value-type="string">
            <text:p>現金</text:p>
          </table:table-cell>
          <table:table-cell table:style-name="ce27" office:value-type="string" calcext:value-type="string">
            <text:p>当座預金</text:p>
          </table:table-cell>
          <table:table-cell table:style-name="ce27" office:value-type="string" calcext:value-type="string">
            <text:p>定期預金</text:p>
          </table:table-cell>
          <table:table-cell table:style-name="ce27" office:value-type="string" calcext:value-type="string">
            <text:p>その他の預金</text:p>
          </table:table-cell>
          <table:table-cell table:style-name="ce27" office:value-type="string" calcext:value-type="string">
            <text:p>受取手形</text:p>
          </table:table-cell>
          <table:table-cell table:style-name="ce27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27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5"/>
        </table:table-row>
        <table:table-row table:style-name="ro2">
          <table:table-cell table:style-name="ce61" office:value-type="string" calcext:value-type="string" table:number-columns-spanned="1" table:number-rows-spanned="2">
            <text:p>伝票内計</text:p>
          </table:table-cell>
          <table:table-cell table:style-name="ce61" office:value-type="string" calcext:value-type="string" table:number-columns-spanned="1" table:number-rows-spanned="2">
            <text:p>伝票番号</text:p>
          </table:table-cell>
          <table:table-cell table:style-name="ce139" office:value-type="date" office:date-value="2019-12-31" calcext:value-type="date">
            <text:p>2019-12-31</text:p>
          </table:table-cell>
          <table:table-cell table:style-name="ce37" office:value-type="string" calcext:value-type="string">
            <text:p>補助科目</text:p>
          </table:table-cell>
          <table:table-cell table:style-name="ce27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27"/>
          <table:table-cell table:number-columns-repeated="5"/>
          <table:table-cell table:style-name="ce27"/>
          <table:table-cell table:number-columns-repeated="1005"/>
        </table:table-row>
        <table:table-row table:style-name="ro2">
          <table:covered-table-cell table:style-name="ce62" office:value-type="float" office:value="4" calcext:value-type="float">
            <text:p>4</text:p>
          </table:covered-table-cell>
          <table:covered-table-cell table:style-name="ce27" office:value-type="float" office:value="91" calcext:value-type="float">
            <text:p>91</text:p>
          </table:covered-table-cell>
          <table:table-cell table:style-name="ce27" office:value-type="string" calcext:value-type="string">
            <text:p>取引日</text:p>
          </table:table-cell>
          <table:table-cell table:style-name="ce37" office:value-type="string" calcext:value-type="string">
            <text:p>摘要/小計</text:p>
          </table:table-cell>
          <table:table-cell table:style-name="ce124" office:value-type="float" office:value="107" calcext:value-type="float">
            <text:p>107</text:p>
          </table:table-cell>
          <table:table-cell table:style-name="ce124" office:value-type="float" office:value="1019" calcext:value-type="float">
            <text:p>1,019</text:p>
          </table:table-cell>
          <table:table-cell table:style-name="ce125" office:value-type="float" office:value="159" calcext:value-type="float">
            <text:p>159</text:p>
          </table:table-cell>
          <table:table-cell table:style-name="ce125" office:value-type="float" office:value="-1018" calcext:value-type="float">
            <text:p>-1,018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number-columns-repeated="3" table:style-name="ce125" office:value-type="float" office:value="0" calcext:value-type="float">
            <text:p>0</text:p>
          </table:table-cell>
          <table:table-cell table:number-columns-repeated="3" table:style-name="ce124" office:value-type="float" office:value="0" calcext:value-type="float">
            <text:p>0</text:p>
          </table:table-cell>
          <table:table-cell table:number-columns-repeated="10" table:style-name="ce125" office:value-type="float" office:value="0" calcext:value-type="float">
            <text:p>0</text:p>
          </table:table-cell>
          <table:table-cell table:style-name="ce125" office:value-type="float" office:value="-277" calcext:value-type="float">
            <text:p>-277</text:p>
          </table:table-cell>
          <table:table-cell table:number-columns-repeated="19" table:style-name="ce12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0" office:value-type="date" office:date-value="2019-01-01" calcext:value-type="date">
            <text:p>2019-01-01</text:p>
          </table:table-cell>
          <table:table-cell table:style-name="ce37" office:value-type="string" calcext:value-type="string">
            <text:p>前期より繰越</text:p>
          </table:table-cell>
          <table:table-cell table:style-name="ce125" office:value-type="float" office:value="107" calcext:value-type="float">
            <text:p>107</text:p>
          </table:table-cell>
          <table:table-cell table:style-name="ce124" office:value-type="float" office:value="1019" calcext:value-type="float">
            <text:p>1,019</text:p>
          </table:table-cell>
          <table:table-cell table:style-name="ce125" office:value-type="float" office:value="159" calcext:value-type="float">
            <text:p>159</text:p>
          </table:table-cell>
          <table:table-cell table:style-name="ce125" office:value-type="float" office:value="-1018" calcext:value-type="float">
            <text:p>-1,018</text:p>
          </table:table-cell>
          <table:table-cell table:style-name="ce125" office:value-type="float" office:value="4" calcext:value-type="float">
            <text:p>4</text:p>
          </table:table-cell>
          <table:table-cell table:style-name="ce125"/>
          <table:table-cell table:style-name="ce125" office:value-type="float" office:value="6" calcext:value-type="float">
            <text:p>6</text:p>
          </table:table-cell>
          <table:table-cell table:style-name="ce125"/>
          <table:table-cell table:style-name="ce124" table:number-columns-repeated="4"/>
          <table:table-cell table:style-name="ce125" table:number-columns-repeated="13"/>
          <table:table-cell table:style-name="ce125" office:value-type="float" office:value="-277" calcext:value-type="float">
            <text:p>-277</text:p>
          </table:table-cell>
          <table:table-cell table:style-name="ce125" table:number-columns-repeated="19"/>
          <table:table-cell table:number-columns-repeated="975"/>
        </table:table-row>
        <table:table-row table:style-name="ro2" table:number-rows-repeated="2">
          <table:table-cell table:style-name="ce63"/>
          <table:table-cell/>
          <table:table-cell table:style-name="ce142"/>
          <table:table-cell/>
          <table:table-cell table:style-name="ce125" table:number-columns-repeated="45"/>
          <table:table-cell table:number-columns-repeated="975"/>
        </table:table-row>
        <table:table-row table:style-name="ro2">
          <table:table-cell table:style-name="ce63"/>
          <table:table-cell/>
          <table:table-cell table:style-name="ce140"/>
          <table:table-cell/>
          <table:table-cell table:style-name="ce125" table:number-columns-repeated="45"/>
          <table:table-cell table:number-columns-repeated="975"/>
        </table:table-row>
        <table:table-row table:style-name="ro3" table:number-rows-repeated="4">
          <table:table-cell table:style-name="ce63"/>
          <table:table-cell/>
          <table:table-cell table:style-name="ce142"/>
          <table:table-cell/>
          <table:table-cell table:style-name="ce125" table:number-columns-repeated="45"/>
          <table:table-cell table:number-columns-repeated="975"/>
        </table:table-row>
        <table:table-row table:style-name="ro3">
          <table:table-cell table:style-name="ce26"/>
          <table:table-cell table:style-name="ce30"/>
          <table:table-cell table:style-name="ce34"/>
          <table:table-cell table:style-name="ce33"/>
          <table:table-cell table:style-name="ce43" table:number-columns-repeated="45"/>
          <table:table-cell table:number-columns-repeated="975"/>
        </table:table-row>
        <table:table-row table:style-name="ro3" table:number-rows-repeated="11">
          <table:table-cell table:style-name="ce63"/>
          <table:table-cell/>
          <table:table-cell table:style-name="ce142"/>
          <table:table-cell/>
          <table:table-cell table:style-name="ce125" table:number-columns-repeated="45"/>
          <table:table-cell table:number-columns-repeated="975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4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3"/>
        <table:named-range table:name="GridDatarows_伝票履歴" table:base-cell-address="$___config___.$B$5" table:cell-range-address="$___config___.$B$5"/>
      </table:named-expressions>
      <table:database-ranges>
        <table:database-range table:name="__Anonymous_Sheet_DB__1" table:target-range-address="振替伝票_20181231決算.A6:振替伝票_20181231決算.AMJ1048576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振替伝票_20191231決算.A6:振替伝票_20191231決算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00/00/00</text:date>, <text:time style:data-style-name="N2" text:time-value="00:19:28.604934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21T00:27:06.966096841</dc:date>
    <meta:editing-duration>P3DT6H16M57S</meta:editing-duration>
    <meta:editing-cycles>553</meta:editing-cycles>
    <meta:document-statistic meta:table-count="4" meta:cell-count="421" meta:object-count="0"/>
  </office:meta>
</office:document-meta>
</file>